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58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 style:data-style-name="N84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399.74pt" svg:height="283.66pt" svg:x="64.52pt" svg:y="220.17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river</text:p>
          </table:table-cell>
          <table:table-cell table:style-name="ce2" office:value-type="string" calcext:value-type="string">
            <text:p>dlnu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addr</text:p>
          </table:table-cell>
          <table:table-cell table:style-name="ce6" office:value-type="string" calcext:value-type="string">
            <text:p>expdat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L5231-623577-75</text:p>
          </table:table-cell>
          <table:table-cell table:style-name="ce5" office:value-type="string" calcext:value-type="string">
            <text:p>Jane Doe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string" calcext:value-type="string">
            <text:p>3484 University Avenue</text:p>
          </table:table-cell>
          <table:table-cell table:style-name="ce8" office:value-type="date" office:date-value="2020-09-30" calcext:value-type="date">
            <text:p>2020-09-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utomobiles</text:p>
          </table:table-cell>
          <table:table-cell table:style-name="ce2" office:value-type="string" calcext:value-type="string">
            <text:p>licens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make</text:p>
          </table:table-cell>
          <table:table-cell table:style-name="ce6" office:value-type="string" calcext:value-type="string">
            <text:p>yea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AN467TY</text:p>
          </table:table-cell>
          <table:table-cell table:style-name="ce5" office:value-type="string" calcext:value-type="string">
            <text:p>car</text:p>
          </table:table-cell>
          <table:table-cell table:style-name="ce5" office:value-type="string" calcext:value-type="string">
            <text:p>Subaru Forester</text:p>
          </table:table-cell>
          <table:table-cell table:style-name="ce7" office:value-type="float" office:value="2012" calcext:value-type="float">
            <text:p>20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ccidents</text:p>
          </table:table-cell>
          <table:table-cell table:style-name="ce2" office:value-type="string" calcext:value-type="string">
            <text:p>reportid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addr</text:p>
          </table:table-cell>
          <table:table-cell table:style-name="ce6"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612624" calcext:value-type="float">
            <text:p>612624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string" calcext:value-type="string">
            <text:p>Peel</text:p>
          </table:table-cell>
          <table:table-cell table:style-name="ce8" office:value-type="date" office:date-value="2018-01-10" calcext:value-type="date">
            <text:p>2018-01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Regdrivers</text:p>
          </table:table-cell>
          <table:table-cell table:style-name="ce2" office:value-type="string" calcext:value-type="string">
            <text:p>dlnum</text:p>
          </table:table-cell>
          <table:table-cell table:style-name="ce6" office:value-type="string" calcext:value-type="string">
            <text:p>licens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L5234-845666-90</text:p>
          </table:table-cell>
          <table:table-cell table:style-name="ce7" office:value-type="string" calcext:value-type="string">
            <text:p>MJ4KRT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ccidentinfo</text:p>
          </table:table-cell>
          <table:table-cell table:style-name="ce2" office:value-type="string" calcext:value-type="string">
            <text:p>dlnum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reportid</text:p>
          </table:table-cell>
          <table:table-cell table:style-name="ce6" office:value-type="string" calcext:value-type="string">
            <text:p>claim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L6452-825222-44</text:p>
          </table:table-cell>
          <table:table-cell table:style-name="ce5" office:value-type="string" calcext:value-type="string">
            <text:p>OP56K42</text:p>
          </table:table-cell>
          <table:table-cell table:style-name="ce5" office:value-type="float" office:value="533322" calcext:value-type="float">
            <text:p>533322</text:p>
          </table:table-cell>
          <table:table-cell table:style-name="ce7" office:value-type="float" office:value="2300" calcext:value-type="float">
            <text:p>23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7:43:22.879084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8:09:34.995000000</meta:creation-date>
    <dc:date>2018-02-01T17:46:24.285182965</dc:date>
    <meta:editing-duration>PT5M8S</meta:editing-duration>
    <meta:editing-cycles>2</meta:editing-cycles>
    <meta:generator>LibreOffice/5.1.6.2$Linux_X86_64 LibreOffice_project/10m0$Build-2</meta:generator>
    <meta:document-statistic meta:table-count="1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4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3" style:family="graphic" style:parent-style-name="standard">
      <style:graphic-properties draw:textarea-horizontal-align="justify" draw:textarea-vertical-align="middle" draw:auto-grow-height="false" fo:min-height="0.7cm" fo:min-width="0.35cm"/>
    </style:style>
    <style:style style:name="gr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.844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9cm" svg:height="0.8cm" svg:x="10.2cm" svg:y="2cm">
          <text:p text:style-name="P1">Driv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9cm" svg:height="0.7cm" svg:x="3.4cm" svg:y="2.2cm">
          <text:p text:style-name="P1">Automobiles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7cm" svg:height="1.9cm" svg:x="7.7cm" svg:y="1.4cm">
          <text:p text:style-name="P1">regis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6.3cm" svg:y1="2.55cm" svg:x2="7.7cm" svg:y2="2.35cm" draw:start-shape="id1" draw:start-glue-point="1" draw:end-shape="id2" draw:end-glue-point="5" svg:d="M6300 2550l1400-200" svg:viewBox="0 0 1401 201">
          <text:p/>
        </draw:connector>
        <draw:connector draw:style-name="gr4" draw:text-style-name="P2" draw:layer="layout" draw:type="line" svg:x1="9.4cm" svg:y1="2.35cm" svg:x2="10.2cm" svg:y2="2.4cm" draw:start-shape="id2" draw:start-glue-point="7" draw:end-shape="id3" draw:end-glue-point="3" svg:d="M9400 2350l800 50" svg:viewBox="0 0 801 51">
          <text:p/>
        </draw:connector>
        <draw:custom-shape draw:style-name="gr5" draw:text-style-name="P4" xml:id="id4" draw:id="id4" draw:layer="layout" svg:width="1.9cm" svg:height="0.6cm" svg:x="1.9cm" svg:y="1.1cm">
          <text:p text:style-name="P3"><text:span text:style-name="T1">lice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1.9cm" svg:height="0.6cm" svg:x="4.001cm" svg:y="1.101cm">
          <text:p text:style-name="P1"><text:span text:style-name="T1">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7" draw:id="id7" draw:layer="layout" svg:width="1.9cm" svg:height="0.6cm" svg:x="1.7cm" svg:y="3.3cm">
          <text:p text:style-name="P1"><text:span text:style-name="T1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1.9cm" svg:height="0.6cm" svg:x="12.8cm" svg:y="2.2cm">
          <text:p text:style-name="P1"><text:span text:style-name="T1">exp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1.9cm" svg:height="0.6cm" svg:x="1.101cm" svg:y="2.101cm">
          <text:p text:style-name="P1"><text:span text:style-name="T1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2.85cm" svg:y1="1.7cm" svg:x2="4.85cm" svg:y2="2.2cm" draw:start-shape="id4" draw:start-glue-point="8" draw:end-shape="id1" draw:end-glue-point="0" svg:d="M2850 1700l2000 500" svg:viewBox="0 0 2001 501">
          <text:p/>
        </draw:connector>
        <draw:connector draw:style-name="gr6" draw:text-style-name="P6" draw:layer="layout" draw:type="line" svg:x1="4.951cm" svg:y1="1.701cm" svg:x2="4.85cm" svg:y2="2.2cm" draw:start-shape="id5" draw:start-glue-point="8" draw:end-shape="id1" draw:end-glue-point="0" svg:d="M4951 1701l-101 499" svg:viewBox="0 0 102 500">
          <text:p/>
        </draw:connector>
        <draw:connector draw:style-name="gr6" draw:text-style-name="P6" draw:layer="layout" draw:type="line" svg:x1="3.001cm" svg:y1="2.401cm" svg:x2="3.4cm" svg:y2="2.55cm" draw:start-shape="id6" draw:start-glue-point="10" draw:end-shape="id1" draw:end-glue-point="3" svg:d="M3001 2401l399 149" svg:viewBox="0 0 400 150">
          <text:p/>
        </draw:connector>
        <draw:connector draw:style-name="gr6" draw:text-style-name="P6" draw:layer="layout" draw:type="line" svg:x1="2.65cm" svg:y1="3.3cm" svg:x2="3.4cm" svg:y2="2.55cm" draw:start-shape="id7" draw:start-glue-point="4" draw:end-shape="id1" svg:d="M2650 3300l750-750" svg:viewBox="0 0 751 751">
          <text:p/>
        </draw:connector>
        <draw:custom-shape draw:style-name="gr5" draw:text-style-name="P4" xml:id="id12" draw:id="id12" draw:layer="layout" svg:width="1.9cm" svg:height="0.6cm" svg:x="9.6cm" svg:y="1.1cm">
          <text:p text:style-name="P3"><text:span text:style-name="T1">dln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1.9cm" svg:height="0.6cm" svg:x="11.9cm" svg:y="1.2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1.9cm" svg:height="0.6cm" svg:x="9.9cm" svg:y="3.1cm">
          <text:p text:style-name="P1"><text:span text:style-name="T1">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cm" svg:height="0.6cm" svg:x="1.701cm" svg:y="3.301cm">
          <text:p text:style-name="P1"><text:span text:style-name="T1">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1.9cm" svg:height="0.6cm" svg:x="12.1cm" svg:y="3.2cm">
          <text:p text:style-name="P1"><text:span text:style-name="T1">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1.15cm" svg:y1="2.8cm" svg:x2="10.85cm" svg:y2="3.1cm" draw:start-shape="id3" draw:start-glue-point="2" draw:end-shape="id8" draw:end-glue-point="4" svg:d="M11150 2800l-300 300" svg:viewBox="0 0 301 301">
          <text:p/>
        </draw:connector>
        <draw:connector draw:style-name="gr6" draw:text-style-name="P6" draw:layer="layout" draw:type="line" svg:x1="11.15cm" svg:y1="2.8cm" svg:x2="12.378cm" svg:y2="3.288cm" draw:start-shape="id3" draw:start-glue-point="2" draw:end-shape="id9" draw:end-glue-point="5" svg:d="M11150 2800l1228 488" svg:viewBox="0 0 1229 489">
          <text:p/>
        </draw:connector>
        <draw:connector draw:style-name="gr6" draw:text-style-name="P6" draw:layer="layout" draw:type="line" svg:x1="12.1cm" svg:y1="2.4cm" svg:x2="12.8cm" svg:y2="2.5cm" draw:start-shape="id3" draw:start-glue-point="1" draw:end-shape="id10" draw:end-glue-point="6" svg:d="M12100 2400l700 100" svg:viewBox="0 0 701 101">
          <text:p/>
        </draw:connector>
        <draw:connector draw:style-name="gr6" draw:text-style-name="P6" draw:layer="layout" draw:type="line" svg:x1="11.15cm" svg:y1="2cm" svg:x2="12.178cm" svg:y2="1.712cm" draw:start-shape="id3" draw:start-glue-point="0" draw:end-shape="id11" draw:end-glue-point="7" svg:d="M11150 2000l1028-288" svg:viewBox="0 0 1029 289">
          <text:p/>
        </draw:connector>
        <draw:connector draw:style-name="gr6" draw:text-style-name="P6" draw:layer="layout" draw:type="line" svg:x1="11.15cm" svg:y1="2cm" svg:x2="10.55cm" svg:y2="1.7cm" draw:start-shape="id3" draw:start-glue-point="0" draw:end-shape="id12" draw:end-glue-point="8" svg:d="M11150 2000l-600-300" svg:viewBox="0 0 601 301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